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5F689698.png" manifest:media-type="image/png"/>
  <manifest:file-entry manifest:full-path="Pictures/10000000000006400000038498CF15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/text:p>
      <text:p text:style-name="Standard"/>
      <text:p text:style-name="Standard"><draw:frame draw:style-name="fr1" draw:name="Imagen1" text:anchor-type="paragraph" svg:width="21.001cm" svg:height="11.813cm" draw:z-index="0"><draw:image xlink:href="Pictures/10000000000006400000038498CF154F.png" xlink:type="simple" xlink:show="embed" xlink:actuate="onLoad"/></draw:frame><draw:frame draw:style-name="fr2" draw:name="Imagen2" text:anchor-type="paragraph" svg:x="-2.17cm" svg:y="12.912cm" svg:width="20.63cm" svg:height="11.605cm" draw:z-index="1"><draw:image xlink:href="Pictures/1000000000000640000003845F6896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06:29:00</meta:creation-date>
    <dc:date>2015-11-19T20:45:31.834401438</dc:date>
    <dc:creator>ISAMAR </dc:creator>
    <meta:generator>LibreOffice/4.4.3.2$Linux_X86_64 LibreOffice_project/40m0$Build-2</meta:generator>
    <meta:editing-duration>PT1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